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formula="of:=35/75" office:value-type="float" office:value="0.466666666666667" calcext:value-type="float">
            <text:p>0.466666666666667</text:p>
          </table:table-cell>
          <table:table-cell table:number-columns-repeated="2"/>
          <table:table-cell office:value-type="float" office:value="0.134" calcext:value-type="float">
            <text:p>0.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3875758" calcext:value-type="float">
            <text:p>0.753875758</text:p>
          </table:table-cell>
          <table:table-cell table:formula="of:=IF([.F1]=1;LN([.G1]); LN(1-[.G1]))" office:value-type="float" office:value="-0.282527701739762" calcext:value-type="float">
            <text:p>-0.282527701739762</text:p>
          </table:table-cell>
          <table:table-cell/>
          <table:table-cell office:value-type="float" office:value="60.516" calcext:value-type="float">
            <text:p>60.516</text:p>
          </table:table-cell>
          <table:table-cell office:value-type="float" office:value="43.123" calcext:value-type="float">
            <text:p>43.123</text:p>
          </table:table-cell>
          <table:table-cell table:formula="of:=[.J1]+[.K1]" office:value-type="float" office:value="103.639" calcext:value-type="float">
            <text:p>103.639</text:p>
          </table:table-cell>
        </table:table-row>
        <table:table-row table:style-name="ro1">
          <table:table-cell table:formula="of:=LOG(0.533333)" office:value-type="float" office:value="-0.273001543497874" calcext:value-type="float">
            <text:p>-0.273001543497874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6360489" calcext:value-type="float">
            <text:p>0.536360489</text:p>
          </table:table-cell>
          <table:table-cell table:formula="of:=IF([.F2]=1;LN([.G2]); LN(1-[.G2]))" office:value-type="float" office:value="-0.622948789870015" calcext:value-type="float">
            <text:p>-0.622948789870015</text:p>
          </table:table-cell>
          <table:table-cell/>
          <table:table-cell office:value-type="float" office:value="56.074" calcext:value-type="float">
            <text:p>56.074</text:p>
          </table:table-cell>
          <table:table-cell table:formula="of:=[.L1]-[.J2]" office:value-type="float" office:value="47.565" calcext:value-type="float">
            <text:p>47.565</text:p>
          </table:table-cell>
          <table:table-cell/>
        </table:table-row>
        <table:table-row table:style-name="ro1">
          <table:table-cell table:formula="of:=LOG(0.787)" office:value-type="float" office:value="-0.104025267640935" calcext:value-type="float">
            <text:p>-0.104025267640935</text:p>
          </table:table-cell>
          <table:table-cell table:number-columns-repeated="2"/>
          <table:table-cell table:formula="of:=[.D1]/[.D2]" office:value-type="float" office:value="0.58008658008658" calcext:value-type="float">
            <text:p>0.58008658008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0117794" calcext:value-type="float">
            <text:p>0.720117794</text:p>
          </table:table-cell>
          <table:table-cell table:formula="of:=IF([.F3]=1;LN([.G3]); LN(1-[.G3]))" office:value-type="float" office:value="-0.328340477575733" calcext:value-type="float">
            <text:p>-0.328340477575733</text:p>
          </table:table-cell>
          <table:table-cell table:number-columns-repeated="4"/>
        </table:table-row>
        <table:table-row table:style-name="ro1">
          <table:table-cell/>
          <table:table-cell table:formula="of:=1 - [.A3]/[.A2]" office:value-type="float" office:value="0.618957217940617" calcext:value-type="float">
            <text:p>0.6189572179406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80054423" calcext:value-type="float">
            <text:p>0.280054423</text:p>
          </table:table-cell>
          <table:table-cell table:formula="of:=IF([.F4]=1;LN([.G4]); LN(1-[.G4]))" office:value-type="float" office:value="-1.27277132684273" calcext:value-type="float">
            <text:p>-1.27277132684273</text:p>
          </table:table-cell>
          <table:table-cell/>
          <table:table-cell table:formula="of:=[.J1]/-2" office:value-type="float" office:value="-30.258" calcext:value-type="float">
            <text:p>-30.258</text:p>
          </table:table-cell>
          <table:table-cell/>
          <table:table-cell table:formula="of:=[.L1]/-2" office:value-type="float" office:value="-51.8195" calcext:value-type="float">
            <text:p>-51.819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67619154" calcext:value-type="float">
            <text:p>0.967619154</text:p>
          </table:table-cell>
          <table:table-cell table:formula="of:=IF([.F5]=1;LN([.G5]); LN(1-[.G5]))" office:value-type="float" office:value="-0.032916705072203" calcext:value-type="float">
            <text:p>-0.03291670507220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97466053" calcext:value-type="float">
            <text:p>0.997466053</text:p>
          </table:table-cell>
          <table:table-cell table:formula="of:=IF([.F6]=1;LN([.G6]); LN(1-[.G6]))" office:value-type="float" office:value="-0.00253716287742339" calcext:value-type="float">
            <text:p>-0.002537162877423</text:p>
          </table:table-cell>
          <table:table-cell/>
          <table:table-cell table:style-name="ce1" table:formula="of:=1 - [.J1]/[.L1]" office:value-type="float" office:value="0.416088538098592" calcext:value-type="float">
            <text:p>0.41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957873" calcext:value-type="float">
            <text:p>0.9957873</text:p>
          </table:table-cell>
          <table:table-cell table:formula="of:=IF([.F7]=1;LN([.G7]); LN(1-[.G7]))" office:value-type="float" office:value="-0.00422159842035495" calcext:value-type="float">
            <text:p>-0.004221598420355</text:p>
          </table:table-cell>
          <table:table-cell/>
          <table:table-cell table:style-name="ce1" table:formula="of:=1 - EXP(([.L1]-[.J1]) / -75)" office:value-type="float" office:value="0.437280125529802" calcext:value-type="float">
            <text:p>0.43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14088635" calcext:value-type="float">
            <text:p>0.814088635</text:p>
          </table:table-cell>
          <table:table-cell table:formula="of:=IF([.F8]=1;LN([.G8]); LN(1-[.G8]))" office:value-type="float" office:value="-0.205686030701099" calcext:value-type="float">
            <text:p>-0.205686030701099</text:p>
          </table:table-cell>
          <table:table-cell/>
          <table:table-cell table:style-name="ce1" table:formula="of:=[.J7] / (1 - EXP([.L1]/-75))" office:value-type="float" office:value="0.583906471210084" calcext:value-type="float">
            <text:p>0.58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697333016" calcext:value-type="float">
            <text:p>0.697333016</text:p>
          </table:table-cell>
          <table:table-cell table:formula="of:=IF([.F9]=1;LN([.G9]); LN(1-[.G9]))" office:value-type="float" office:value="-0.360492197532458" calcext:value-type="float">
            <text:p>-0.3604921975324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54941948" calcext:value-type="float">
            <text:p>0.854941948</text:p>
          </table:table-cell>
          <table:table-cell table:formula="of:=IF([.F10]=1;LN([.G10]); LN(1-[.G10]))" office:value-type="float" office:value="-0.156721709426511" calcext:value-type="float">
            <text:p>-0.1567217094265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79106325" calcext:value-type="float">
            <text:p>0.79106325</text:p>
          </table:table-cell>
          <table:table-cell table:formula="of:=IF([.F11]=1;LN([.G11]); LN(1-[.G11]))" office:value-type="float" office:value="-0.234377352337954" calcext:value-type="float">
            <text:p>-0.23437735233795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92058308" calcext:value-type="float">
            <text:p>0.992058308</text:p>
          </table:table-cell>
          <table:table-cell table:formula="of:=IF([.F12]=1;LN([.G12]); LN(1-[.G12]))" office:value-type="float" office:value="-0.00797339519882998" calcext:value-type="float">
            <text:p>-0.00797339519883</text:p>
          </table:table-cell>
          <table:table-cell/>
          <table:table-cell office:value-type="float" office:value="4.900103" calcext:value-type="float">
            <text:p>4.900103</text:p>
          </table:table-cell>
          <table:table-cell table:formula="of:=([.J12] / [.J13])^2" office:value-type="float" office:value="17.923113037043" calcext:value-type="float">
            <text:p>17.92311303704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74316543" calcext:value-type="float">
            <text:p>0.274316543</text:p>
          </table:table-cell>
          <table:table-cell table:formula="of:=IF([.F13]=1;LN([.G13]); LN(1-[.G13]))" office:value-type="float" office:value="-1.29347257297745" calcext:value-type="float">
            <text:p>-1.29347257297745</text:p>
          </table:table-cell>
          <table:table-cell/>
          <table:table-cell office:value-type="float" office:value="1.15744" calcext:value-type="float">
            <text:p>1.15744</text:p>
          </table:table-cell>
          <table:table-cell table:formula="of:=[.J12]/[.J13]" office:value-type="float" office:value="4.23356977467514" calcext:value-type="float">
            <text:p>4.23356977467514</text:p>
          </table:table-cell>
          <table:table-cell table:formula="of:=COM.MICROSOFT.T.INV(-4.234;1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43476604" calcext:value-type="float">
            <text:p>0.43476604</text:p>
          </table:table-cell>
          <table:table-cell table:formula="of:=IF([.F14]=1;LN([.G14]); LN(1-[.G14]))" office:value-type="float" office:value="-0.832947231661232" calcext:value-type="float">
            <text:p>-0.83294723166123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78790527" calcext:value-type="float">
            <text:p>0.878790527</text:p>
          </table:table-cell>
          <table:table-cell table:formula="of:=IF([.F15]=1;LN([.G15]); LN(1-[.G15]))" office:value-type="float" office:value="-0.129208718001788" calcext:value-type="float">
            <text:p>-0.12920871800178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9473996" calcext:value-type="float">
            <text:p>0.99473996</text:p>
          </table:table-cell>
          <table:table-cell table:formula="of:=IF([.F16]=1;LN([.G16]); LN(1-[.G16]))" office:value-type="float" office:value="-0.00527392271422159" calcext:value-type="float">
            <text:p>-0.005273922714222</text:p>
          </table:table-cell>
          <table:table-cell/>
          <table:table-cell office:value-type="float" office:value="1750.923" calcext:value-type="float">
            <text:p>1750.923</text:p>
          </table:table-cell>
          <table:table-cell table:formula="of:=1020 - 11" office:value-type="float" office:value="1009" calcext:value-type="float">
            <text:p>1009</text:p>
          </table:table-cell>
          <table:table-cell table:formula="of:=[.J16]/[.K16]" office:value-type="float" office:value="1.73530525272547" calcext:value-type="float">
            <text:p>1.73530525272547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88376053" calcext:value-type="float">
            <text:p>0.988376053</text:p>
          </table:table-cell>
          <table:table-cell table:formula="of:=IF([.F17]=1;LN([.G17]); LN(1-[.G17]))" office:value-type="float" office:value="-0.0116920332065117" calcext:value-type="float">
            <text:p>-0.011692033206512</text:p>
          </table:table-cell>
          <table:table-cell/>
          <table:table-cell office:value-type="float" office:value="1737.437" calcext:value-type="float">
            <text:p>1737.437</text:p>
          </table:table-cell>
          <table:table-cell table:formula="of:=1020 - 12 -1" office:value-type="float" office:value="1007" calcext:value-type="float">
            <text:p>1007</text:p>
          </table:table-cell>
          <table:table-cell table:formula="of:=[.J17]/[.K17]" office:value-type="float" office:value="1.7253594836147" calcext:value-type="float">
            <text:p>1.7253594836147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97301556" calcext:value-type="float">
            <text:p>0.997301556</text:p>
          </table:table-cell>
          <table:table-cell table:formula="of:=IF([.F18]=1;LN([.G18]); LN(1-[.G18]))" office:value-type="float" office:value="-0.00270209136295793" calcext:value-type="float">
            <text:p>-0.0027020913629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89104736" calcext:value-type="float">
            <text:p>0.989104736</text:p>
          </table:table-cell>
          <table:table-cell table:formula="of:=IF([.F19]=1;LN([.G19]); LN(1-[.G19]))" office:value-type="float" office:value="-0.0109550520565203" calcext:value-type="float">
            <text:p>-0.0109550520565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55229389" calcext:value-type="float">
            <text:p>0.955229389</text:p>
          </table:table-cell>
          <table:table-cell table:formula="of:=IF([.F20]=1;LN([.G20]); LN(1-[.G20]))" office:value-type="float" office:value="-0.045803769438546" calcext:value-type="float">
            <text:p>-0.0458037694385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67651823" calcext:value-type="float">
            <text:p>0.867651823</text:p>
          </table:table-cell>
          <table:table-cell table:formula="of:=IF([.F21]=1;LN([.G21]); LN(1-[.G21]))" office:value-type="float" office:value="-0.141964770370208" calcext:value-type="float">
            <text:p>-0.1419647703702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14205675" calcext:value-type="float">
            <text:p>0.814205675</text:p>
          </table:table-cell>
          <table:table-cell table:formula="of:=IF([.F22]=1;LN([.G22]); LN(1-[.G22]))" office:value-type="float" office:value="-0.205542272905616" calcext:value-type="float">
            <text:p>-0.2055422729056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0183087" calcext:value-type="float">
            <text:p>0.80183087</text:p>
          </table:table-cell>
          <table:table-cell table:formula="of:=IF([.F23]=1;LN([.G23]); LN(1-[.G23]))" office:value-type="float" office:value="-0.220857578641834" calcext:value-type="float">
            <text:p>-0.2208575786418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66166932" calcext:value-type="float">
            <text:p>0.966166932</text:p>
          </table:table-cell>
          <table:table-cell table:formula="of:=IF([.F24]=1;LN([.G24]); LN(1-[.G24]))" office:value-type="float" office:value="-0.0344186522456909" calcext:value-type="float">
            <text:p>-0.0344186522456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92385917" calcext:value-type="float">
            <text:p>0.892385917</text:p>
          </table:table-cell>
          <table:table-cell table:formula="of:=IF([.F25]=1;LN([.G25]); LN(1-[.G25]))" office:value-type="float" office:value="-0.113856597588174" calcext:value-type="float">
            <text:p>-0.11385659758817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773892362" calcext:value-type="float">
            <text:p>0.773892362</text:p>
          </table:table-cell>
          <table:table-cell table:formula="of:=IF([.F26]=1;LN([.G26]); LN(1-[.G26]))" office:value-type="float" office:value="-0.25632248224661" calcext:value-type="float">
            <text:p>-0.2563224822466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735764308" calcext:value-type="float">
            <text:p>0.735764308</text:p>
          </table:table-cell>
          <table:table-cell table:formula="of:=IF([.F27]=1;LN([.G27]); LN(1-[.G27]))" office:value-type="float" office:value="-0.306845445234672" calcext:value-type="float">
            <text:p>-0.30684544523467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332297052" calcext:value-type="float">
            <text:p>0.332297052</text:p>
          </table:table-cell>
          <table:table-cell table:formula="of:=IF([.F28]=1;LN([.G28]); LN(1-[.G28]))" office:value-type="float" office:value="-1.1017259751626" calcext:value-type="float">
            <text:p>-1.10172597516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50620647" calcext:value-type="float">
            <text:p>0.850620647</text:p>
          </table:table-cell>
          <table:table-cell table:formula="of:=IF([.F29]=1;LN([.G29]); LN(1-[.G29]))" office:value-type="float" office:value="-0.161789023003167" calcext:value-type="float">
            <text:p>-0.1617890230031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863790852" calcext:value-type="float">
            <text:p>0.863790852</text:p>
          </table:table-cell>
          <table:table-cell table:formula="of:=IF([.F30]=1;LN([.G30]); LN(1-[.G30]))" office:value-type="float" office:value="-0.146424608926063" calcext:value-type="float">
            <text:p>-0.14642460892606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70567516" calcext:value-type="float">
            <text:p>0.970567516</text:p>
          </table:table-cell>
          <table:table-cell table:formula="of:=IF([.F31]=1;LN([.G31]); LN(1-[.G31]))" office:value-type="float" office:value="-0.02987431052905" calcext:value-type="float">
            <text:p>-0.029874310529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72106098" calcext:value-type="float">
            <text:p>0.272106098</text:p>
          </table:table-cell>
          <table:table-cell table:formula="of:=IF([.F32]=1;LN([.G32]); LN(1-[.G32]))" office:value-type="float" office:value="-1.3015632225657" calcext:value-type="float">
            <text:p>-1.30156322256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462822008" calcext:value-type="float">
            <text:p>0.462822008</text:p>
          </table:table-cell>
          <table:table-cell table:formula="of:=IF([.F33]=1;LN([.G33]); LN(1-[.G33]))" office:value-type="float" office:value="-0.770412730774257" calcext:value-type="float">
            <text:p>-0.7704127307742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96293552" calcext:value-type="float">
            <text:p>0.996293552</text:p>
          </table:table-cell>
          <table:table-cell table:formula="of:=IF([.F34]=1;LN([.G34]); LN(1-[.G34]))" office:value-type="float" office:value="-0.00371333389847053" calcext:value-type="float">
            <text:p>-0.00371333389847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85814087" calcext:value-type="float">
            <text:p>0.985814087</text:p>
          </table:table-cell>
          <table:table-cell table:formula="of:=IF([.F35]=1;LN([.G35]); LN(1-[.G35]))" office:value-type="float" office:value="-0.0142874948961408" calcext:value-type="float">
            <text:p>-0.0142874948961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80045978" calcext:value-type="float">
            <text:p>0.980045978</text:p>
          </table:table-cell>
          <table:table-cell table:formula="of:=IF([.F36]=1;LN([.G36]); LN(1-[.G36]))" office:value-type="float" office:value="-0.0201557920915252" calcext:value-type="float">
            <text:p>-0.0201557920915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78587521" calcext:value-type="float">
            <text:p>0.978587521</text:p>
          </table:table-cell>
          <table:table-cell table:formula="of:=IF([.F37]=1;LN([.G37]); LN(1-[.G37]))" office:value-type="float" office:value="-0.0216450520988756" calcext:value-type="float">
            <text:p>-0.02164505209887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96550259" calcext:value-type="float">
            <text:p>0.996550259</text:p>
          </table:table-cell>
          <table:table-cell table:formula="of:=IF([.F38]=1;LN([.G38]); LN(1-[.G38]))" office:value-type="float" office:value="-0.00345570507678071" calcext:value-type="float">
            <text:p>-0.00345570507678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77344214" calcext:value-type="float">
            <text:p>0.977344214</text:p>
          </table:table-cell>
          <table:table-cell table:formula="of:=IF([.F39]=1;LN([.G39]); LN(1-[.G39]))" office:value-type="float" office:value="-0.0229163716906693" calcext:value-type="float">
            <text:p>-0.02291637169066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984177429" calcext:value-type="float">
            <text:p>0.984177429</text:p>
          </table:table-cell>
          <table:table-cell table:formula="of:=IF([.F40]=1;LN([.G40]); LN(1-[.G40]))" office:value-type="float" office:value="-0.0159490841601131" calcext:value-type="float">
            <text:p>-0.0159490841601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441625991" calcext:value-type="float">
            <text:p>0.441625991</text:p>
          </table:table-cell>
          <table:table-cell table:formula="of:=IF([.F41]=1;LN([.G41]); LN(1-[.G41]))" office:value-type="float" office:value="-0.582726274104355" calcext:value-type="float">
            <text:p>-0.582726274104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6359309" calcext:value-type="float">
            <text:p>0.06359309</text:p>
          </table:table-cell>
          <table:table-cell table:formula="of:=IF([.F42]=1;LN([.G42]); LN(1-[.G42]))" office:value-type="float" office:value="-0.0657051640675337" calcext:value-type="float">
            <text:p>-0.0657051640675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805505659" calcext:value-type="float">
            <text:p>0.805505659</text:p>
          </table:table-cell>
          <table:table-cell table:formula="of:=IF([.F43]=1;LN([.G43]); LN(1-[.G43]))" office:value-type="float" office:value="-1.63735221146259" calcext:value-type="float">
            <text:p>-1.637352211462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4455511" calcext:value-type="float">
            <text:p>0.14455511</text:p>
          </table:table-cell>
          <table:table-cell table:formula="of:=IF([.F44]=1;LN([.G44]); LN(1-[.G44]))" office:value-type="float" office:value="-0.156133606193579" calcext:value-type="float">
            <text:p>-0.15613360619357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95609236" calcext:value-type="float">
            <text:p>0.095609236</text:p>
          </table:table-cell>
          <table:table-cell table:formula="of:=IF([.F45]=1;LN([.G45]); LN(1-[.G45]))" office:value-type="float" office:value="-0.100493750925913" calcext:value-type="float">
            <text:p>-0.1004937509259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6733501" calcext:value-type="float">
            <text:p>0.006733501</text:p>
          </table:table-cell>
          <table:table-cell table:formula="of:=IF([.F46]=1;LN([.G46]); LN(1-[.G46]))" office:value-type="float" office:value="-0.00675627330029758" calcext:value-type="float">
            <text:p>-0.00675627330029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7324575" calcext:value-type="float">
            <text:p>0.017324575</text:p>
          </table:table-cell>
          <table:table-cell table:formula="of:=IF([.F47]=1;LN([.G47]); LN(1-[.G47]))" office:value-type="float" office:value="-0.0174764015584861" calcext:value-type="float">
            <text:p>-0.0174764015584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6728321" calcext:value-type="float">
            <text:p>0.016728321</text:p>
          </table:table-cell>
          <table:table-cell table:formula="of:=IF([.F48]=1;LN([.G48]); LN(1-[.G48]))" office:value-type="float" office:value="-0.0168698196040998" calcext:value-type="float">
            <text:p>-0.01686981960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20507941" calcext:value-type="float">
            <text:p>0.020507941</text:p>
          </table:table-cell>
          <table:table-cell table:formula="of:=IF([.F49]=1;LN([.G49]); LN(1-[.G49]))" office:value-type="float" office:value="-0.0207211488279549" calcext:value-type="float">
            <text:p>-0.0207211488279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4341999" calcext:value-type="float">
            <text:p>0.004341999</text:p>
          </table:table-cell>
          <table:table-cell table:formula="of:=IF([.F50]=1;LN([.G50]); LN(1-[.G50]))" office:value-type="float" office:value="-0.00435145285333062" calcext:value-type="float">
            <text:p>-0.00435145285333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60988333" calcext:value-type="float">
            <text:p>0.060988333</text:p>
          </table:table-cell>
          <table:table-cell table:formula="of:=IF([.F51]=1;LN([.G51]); LN(1-[.G51]))" office:value-type="float" office:value="-0.062927374930935" calcext:value-type="float">
            <text:p>-0.06292737493093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42784453" calcext:value-type="float">
            <text:p>0.042784453</text:p>
          </table:table-cell>
          <table:table-cell table:formula="of:=IF([.F52]=1;LN([.G52]); LN(1-[.G52]))" office:value-type="float" office:value="-0.0437266809151744" calcext:value-type="float">
            <text:p>-0.0437266809151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7611775" calcext:value-type="float">
            <text:p>0.017611775</text:p>
          </table:table-cell>
          <table:table-cell table:formula="of:=IF([.F53]=1;LN([.G53]); LN(1-[.G53]))" office:value-type="float" office:value="-0.0177687076138599" calcext:value-type="float">
            <text:p>-0.0177687076138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92768828" calcext:value-type="float">
            <text:p>0.192768828</text:p>
          </table:table-cell>
          <table:table-cell table:formula="of:=IF([.F54]=1;LN([.G54]); LN(1-[.G54]))" office:value-type="float" office:value="-0.214145193245359" calcext:value-type="float">
            <text:p>-0.2141451932453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418267772" calcext:value-type="float">
            <text:p>0.418267772</text:p>
          </table:table-cell>
          <table:table-cell table:formula="of:=IF([.F55]=1;LN([.G55]); LN(1-[.G55]))" office:value-type="float" office:value="-0.541745026471357" calcext:value-type="float">
            <text:p>-0.5417450264713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378188645" calcext:value-type="float">
            <text:p>0.378188645</text:p>
          </table:table-cell>
          <table:table-cell table:formula="of:=IF([.F56]=1;LN([.G56]); LN(1-[.G56]))" office:value-type="float" office:value="-0.475118520025349" calcext:value-type="float">
            <text:p>-0.4751185200253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390188274" calcext:value-type="float">
            <text:p>0.390188274</text:p>
          </table:table-cell>
          <table:table-cell table:formula="of:=IF([.F57]=1;LN([.G57]); LN(1-[.G57]))" office:value-type="float" office:value="-0.494605015357369" calcext:value-type="float">
            <text:p>-0.49460501535736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31353498" calcext:value-type="float">
            <text:p>0.931353498</text:p>
          </table:table-cell>
          <table:table-cell table:formula="of:=IF([.F58]=1;LN([.G58]); LN(1-[.G58]))" office:value-type="float" office:value="-2.67878510218144" calcext:value-type="float">
            <text:p>-2.678785102181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55792696" calcext:value-type="float">
            <text:p>0.755792696</text:p>
          </table:table-cell>
          <table:table-cell table:formula="of:=IF([.F59]=1;LN([.G59]); LN(1-[.G59]))" office:value-type="float" office:value="-1.40973780784292" calcext:value-type="float">
            <text:p>-1.4097378078429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90335932" calcext:value-type="float">
            <text:p>0.790335932</text:p>
          </table:table-cell>
          <table:table-cell table:formula="of:=IF([.F60]=1;LN([.G60]); LN(1-[.G60]))" office:value-type="float" office:value="-1.56224870530325" calcext:value-type="float">
            <text:p>-1.5622487053032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8665317" calcext:value-type="float">
            <text:p>0.78665317</text:p>
          </table:table-cell>
          <table:table-cell table:formula="of:=IF([.F61]=1;LN([.G61]); LN(1-[.G61]))" office:value-type="float" office:value="-1.54483612767271" calcext:value-type="float">
            <text:p>-1.5448361276727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18486663" calcext:value-type="float">
            <text:p>0.218486663</text:p>
          </table:table-cell>
          <table:table-cell table:formula="of:=IF([.F62]=1;LN([.G62]); LN(1-[.G62]))" office:value-type="float" office:value="-0.246523063367314" calcext:value-type="float">
            <text:p>-0.2465230633673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22280808" calcext:value-type="float">
            <text:p>0.222280808</text:p>
          </table:table-cell>
          <table:table-cell table:formula="of:=IF([.F63]=1;LN([.G63]); LN(1-[.G63]))" office:value-type="float" office:value="-0.251389755689373" calcext:value-type="float">
            <text:p>-0.2513897556893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69857957" calcext:value-type="float">
            <text:p>0.069857957</text:p>
          </table:table-cell>
          <table:table-cell table:formula="of:=IF([.F64]=1;LN([.G64]); LN(1-[.G64]))" office:value-type="float" office:value="-0.0724179700889455" calcext:value-type="float">
            <text:p>-0.0724179700889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17124823" calcext:value-type="float">
            <text:p>0.117124823</text:p>
          </table:table-cell>
          <table:table-cell table:formula="of:=IF([.F65]=1;LN([.G65]); LN(1-[.G65]))" office:value-type="float" office:value="-0.124571450771689" calcext:value-type="float">
            <text:p>-0.12457145077168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22280808" calcext:value-type="float">
            <text:p>0.222280808</text:p>
          </table:table-cell>
          <table:table-cell table:formula="of:=IF([.F66]=1;LN([.G66]); LN(1-[.G66]))" office:value-type="float" office:value="-0.251389755689373" calcext:value-type="float">
            <text:p>-0.2513897556893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3537355" calcext:value-type="float">
            <text:p>0.013537355</text:p>
          </table:table-cell>
          <table:table-cell table:formula="of:=IF([.F67]=1;LN([.G67]); LN(1-[.G67]))" office:value-type="float" office:value="-0.0136298204300232" calcext:value-type="float">
            <text:p>-0.01362982043002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6587403" calcext:value-type="float">
            <text:p>0.006587403</text:p>
          </table:table-cell>
          <table:table-cell table:formula="of:=IF([.F68]=1;LN([.G68]); LN(1-[.G68]))" office:value-type="float" office:value="-0.0066091956967153" calcext:value-type="float">
            <text:p>-0.0066091956967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5602361" calcext:value-type="float">
            <text:p>0.015602361</text:p>
          </table:table-cell>
          <table:table-cell table:formula="of:=IF([.F69]=1;LN([.G69]); LN(1-[.G69]))" office:value-type="float" office:value="-0.0157253588833908" calcext:value-type="float">
            <text:p>-0.01572535888339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3333178" calcext:value-type="float">
            <text:p>0.03333178</text:p>
          </table:table-cell>
          <table:table-cell table:formula="of:=IF([.F70]=1;LN([.G70]); LN(1-[.G70]))" office:value-type="float" office:value="-0.0338999447804207" calcext:value-type="float">
            <text:p>-0.0338999447804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7840086" calcext:value-type="float">
            <text:p>0.017840086</text:p>
          </table:table-cell>
          <table:table-cell table:formula="of:=IF([.F71]=1;LN([.G71]); LN(1-[.G71]))" office:value-type="float" office:value="-0.0180011386716644" calcext:value-type="float">
            <text:p>-0.01800113867166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26794153" calcext:value-type="float">
            <text:p>0.026794153</text:p>
          </table:table-cell>
          <table:table-cell table:formula="of:=IF([.F72]=1;LN([.G72]); LN(1-[.G72]))" office:value-type="float" office:value="-0.027159660076021" calcext:value-type="float">
            <text:p>-0.02715966007602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79314" calcext:value-type="float">
            <text:p>0.0079314</text:p>
          </table:table-cell>
          <table:table-cell table:formula="of:=IF([.F73]=1;LN([.G73]); LN(1-[.G73]))" office:value-type="float" office:value="-0.00796302086243193" calcext:value-type="float">
            <text:p>-0.00796302086243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6399852" calcext:value-type="float">
            <text:p>0.006399852</text:p>
          </table:table-cell>
          <table:table-cell table:formula="of:=IF([.F74]=1;LN([.G74]); LN(1-[.G74]))" office:value-type="float" office:value="-0.00642041884963274" calcext:value-type="float">
            <text:p>-0.0064204188496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24179716" calcext:value-type="float">
            <text:p>0.224179716</text:p>
          </table:table-cell>
          <table:table-cell table:formula="of:=IF([.F75]=1;LN([.G75]); LN(1-[.G75]))" office:value-type="float" office:value="-0.253834378404173" calcext:value-type="float">
            <text:p>-0.25383437840417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SUM([.H1:.H75])" office:value-type="float" office:value="-23.7210556398395" calcext:value-type="float">
            <text:p>-23.72105563983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GB" style:font-name-asian="Noto Sans CJK JP Regular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initial-creator>Sebastian Jentschke</meta:initial-creator>
    <meta:creation-date>2020-08-15T18:01:57.486259965</meta:creation-date>
    <dc:date>2020-08-16T17:42:55.527658768</dc:date>
    <dc:creator>Sebastian Jentschke</dc:creator>
    <meta:editing-duration>PT2H48M28S</meta:editing-duration>
    <meta:editing-cycles>1</meta:editing-cycles>
    <meta:document-statistic meta:table-count="1" meta:cell-count="254" meta:object-count="0"/>
    <meta:generator>LibreOffice/7.0.0.3$Linux_X86_64 LibreOffice_project/8061b3e9204bef6b321a21033174034a5e2ea88e</meta:generator>
  </office:meta>
</office:document-meta>
</file>